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5792in" style:rel-column-width="25253*"/>
    </style:style>
    <style:style style:name="Table1.C" style:family="table-column">
      <style:table-column-properties style:column-width="1.8833in" style:rel-column-width="1844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0837" officeooo:paragraph-rsid="0014083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0837" officeooo:paragraph-rsid="0014083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36a2" officeooo:paragraph-rsid="001836a2" style:font-weight-asian="bold" style:font-weight-complex="bold"/>
    </style:style>
    <style:style style:name="P4" style:family="paragraph" style:parent-style-name="Table_20_Contents">
      <style:text-properties officeooo:rsid="001512ac" officeooo:paragraph-rsid="001512ac"/>
    </style:style>
    <style:style style:name="P5" style:family="paragraph" style:parent-style-name="Table_20_Contents">
      <style:text-properties officeooo:rsid="0016e245" officeooo:paragraph-rsid="0016e245"/>
    </style:style>
    <style:style style:name="P6" style:family="paragraph" style:parent-style-name="Table_20_Contents">
      <style:text-properties officeooo:rsid="00175369" officeooo:paragraph-rsid="00175369"/>
    </style:style>
    <style:style style:name="P7" style:family="paragraph" style:parent-style-name="Table_20_Contents">
      <style:text-properties officeooo:rsid="0018077d" officeooo:paragraph-rsid="0018077d"/>
    </style:style>
    <style:style style:name="P8" style:family="paragraph" style:parent-style-name="Table_20_Contents">
      <style:text-properties officeooo:rsid="001836a2" officeooo:paragraph-rsid="001836a2"/>
    </style:style>
    <style:style style:name="P9" style:family="paragraph" style:parent-style-name="Table_20_Contents">
      <style:text-properties officeooo:rsid="0019cd13" officeooo:paragraph-rsid="0019cd13"/>
    </style:style>
    <style:style style:name="P10" style:family="paragraph" style:parent-style-name="Standard">
      <style:paragraph-properties style:line-height-at-least="0.2291in"/>
      <style:text-properties fo:color="#f8f8f2" style:font-name="Droid Sans Mono" fo:font-size="12pt" fo:font-weight="normal" fo:background-color="#272822"/>
    </style:style>
    <style:style style:name="P11" style:family="paragraph" style:parent-style-name="Standard">
      <style:paragraph-properties fo:text-align="center" style:justify-single-word="false"/>
      <style:text-properties fo:color="#f8f8f2" style:font-name="Droid Sans Mono" fo:font-size="12pt" fo:font-weight="normal" officeooo:rsid="001836a2" officeooo:paragraph-rsid="001836a2" fo:background-color="#272822" style:font-weight-asian="bold" style:font-weight-complex="bold"/>
    </style:style>
    <style:style style:name="P12" style:family="paragraph" style:parent-style-name="Standard">
      <style:paragraph-properties style:line-height-at-least="0.2291in"/>
      <style:text-properties fo:color="#88846f" style:font-name="Droid Sans Mono" fo:font-size="12pt" fo:font-weight="normal" fo:background-color="#272822"/>
    </style:style>
    <style:style style:name="P13" style:family="paragraph" style:parent-style-name="Standard">
      <style:paragraph-properties fo:text-align="center" style:justify-single-word="false"/>
      <style:text-properties fo:color="#88846f" style:font-name="Droid Sans Mono" fo:font-size="12pt" fo:font-weight="normal" officeooo:rsid="001836a2" officeooo:paragraph-rsid="001836a2" fo:background-color="#272822" style:font-weight-asian="bold" style:font-weight-complex="bold"/>
    </style:style>
    <style:style style:name="P14" style:family="paragraph" style:parent-style-name="Standard">
      <style:paragraph-properties style:line-height-at-least="0.2291in"/>
    </style:style>
    <style:style style:name="T1" style:family="text">
      <style:text-properties fo:color="#f8f8f2" style:font-name="Droid Sans Mono" fo:font-size="12pt" fo:font-weight="normal" fo:background-color="#272822" loext:char-shading-value="0" style:font-weight-asian="bold" style:font-weight-complex="bold"/>
    </style:style>
    <style:style style:name="T2" style:family="text">
      <style:text-properties fo:color="#ae81ff"/>
    </style:style>
    <style:style style:name="T3" style:family="text">
      <style:text-properties fo:color="#fd971f"/>
    </style:style>
    <style:style style:name="T4" style:family="text">
      <style:text-properties fo:color="#fd971f" fo:font-style="italic"/>
    </style:style>
    <style:style style:name="T5" style:family="text">
      <style:text-properties fo:color="#f92672"/>
    </style:style>
    <style:style style:name="T6" style:family="text">
      <style:text-properties fo:color="#66d9ef"/>
    </style:style>
    <style:style style:name="T7" style:family="text">
      <style:text-properties fo:color="#66d9ef" fo:font-style="italic"/>
    </style:style>
    <style:style style:name="T8" style:family="text">
      <style:text-properties fo:color="#a6e22e"/>
    </style:style>
    <style:style style:name="T9" style:family="text">
      <style:text-properties fo:color="#a6e22e" style:text-underline-style="solid" style:text-underline-width="auto" style:text-underline-color="font-color"/>
    </style:style>
    <style:style style:name="T10" style:family="text">
      <style:text-properties fo:color="#88846f"/>
    </style:style>
    <style:style style:name="T11" style:family="text">
      <style:text-properties officeooo:rsid="001807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roblem</text:p>
          </table:table-cell>
          <table:table-cell table:style-name="Table1.A1" office:value-type="string">
            <text:p text:style-name="P2">Solution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1">Direcetory Location in robot Syntax.</text:p>
          </table:table-cell>
          <table:table-cell table:style-name="Table1.A2" office:value-type="string">
            <text:p text:style-name="P1">Windows: C:<text:a xlink:type="simple" xlink:href="smb://User//Salehin" text:style-name="Internet_20_link" text:visited-style-name="Visited_20_Internet_20_Link">\\User\\Salehin</text:a></text:p>
            <text:p text:style-name="P1">Linux: //Home//Salehin//img</text:p>
          </table:table-cell>
          <table:table-cell table:style-name="Table1.C2" office:value-type="string">
            <text:p text:style-name="P1">Directory url: forward slash for Linux and back slash for Windows.</text:p>
          </table:table-cell>
        </table:table-row>
        <table:table-row>
          <table:table-cell table:style-name="Table1.A2" office:value-type="string">
            <text:p text:style-name="P4">Directive Scope overlaps parent controller scope.</text:p>
          </table:table-cell>
          <table:table-cell table:style-name="Table1.A2" office:value-type="string">
            <text:p text:style-name="P4">Use scope{} in .directive() function</text:p>
          </table:table-cell>
          <table:table-cell table:style-name="Table1.C2" office:value-type="string">
            <text:p text:style-name="P4">Initializes new scope for the directive.</text:p>
          </table:table-cell>
        </table:table-row>
        <table:table-row>
          <table:table-cell table:style-name="Table1.A2" office:value-type="string">
            <text:p text:style-name="P5">Asynchronous Call.</text:p>
          </table:table-cell>
          <table:table-cell table:style-name="Table1.A2" office:value-type="string">
            <text:p text:style-name="P5">Call the next function at the point where callback comes from asynchronous call.</text:p>
          </table:table-cell>
          <table:table-cell table:style-name="Table1.C2" office:value-type="string">
            <text:p text:style-name="P5">Ensures data availability.</text:p>
          </table:table-cell>
        </table:table-row>
        <table:table-row>
          <table:table-cell table:style-name="Table1.A2" office:value-type="string">
            <text:p text:style-name="P6">Multiple parameter passing using interefaceManager.</text:p>
          </table:table-cell>
          <table:table-cell table:style-name="Table1.A2" office:value-type="string">
            <text:p text:style-name="P6">Insert all params into an array and send it. Design the function in service such that, it extracts the params from the array first.</text:p>
          </table:table-cell>
          <table:table-cell table:style-name="Table1.C2" office:value-type="string">
            <text:p text:style-name="P6">Can’t pass multiple params individually when using interfaceManager.</text:p>
          </table:table-cell>
        </table:table-row>
        <table:table-row>
          <table:table-cell table:style-name="Table1.A2" office:value-type="string">
            <text:p text:style-name="Standard">‘layout’ and ‘layout-align’</text:p>
          </table:table-cell>
          <table:table-cell table:style-name="Table1.A2" office:value-type="string">
            <text:p text:style-name="P7">Use ‘layout-align’ only in terminal tags. Otherwise, parents ‘layout-align’ will be imposed on them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>ManM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Google Chart( vertical axis minimum and maximum value set)</text:p>
          </table:table-cell>
          <table:table-cell table:style-name="Table1.A2" office:value-type="string">
            <text:p text:style-name="P11">vAxis: {</text:p>
            <text:p text:style-name="P10">maxValue: <text:span text:style-name="T2">50</text:span>,</text:p>
            <text:p text:style-name="P10">minValue: <text:span text:style-name="T2">5</text:span></text:p>
            <text:p text:style-name="P12">//gridlines:{interval:10}</text:p>
            <text:p text:style-name="P10">}</text:p>
            <text:p text:style-name="P3"/>
          </table:table-cell>
          <table:table-cell table:style-name="Table1.C2" office:value-type="string">
            <text:p text:style-name="P8">Add attribute <text:span text:style-name="T1">vAxis</text:span> in options json. </text:p>
          </table:table-cell>
        </table:table-row>
        <table:table-row>
          <table:table-cell table:style-name="Table1.A2" office:value-type="string">
            <text:p text:style-name="P8">Google Chart (vertical interval for gridlines)</text:p>
          </table:table-cell>
          <table:table-cell table:style-name="Table1.A2" office:value-type="string">
            <text:p text:style-name="P11">gridlines:{interval:<text:span text:style-name="T2">1</text:span>}</text:p>
            <text:p text:style-name="P11"/>
          </table:table-cell>
          <table:table-cell table:style-name="Table1.C2" office:value-type="string">
            <text:p text:style-name="P8">Add this attribure in <text:s/><text:span text:style-name="T1">vAxis</text:span></text:p>
          </table:table-cell>
        </table:table-row>
        <table:table-row>
          <table:table-cell table:style-name="Table1.A2" office:value-type="string">
            <text:p text:style-name="P9">Angularjs Material Datepicker</text:p>
            <text:p text:style-name="P9">(fixed number of days in the calender)</text:p>
          </table:table-cell>
          <table:table-cell table:style-name="Table1.A2" office:value-type="string">
            <text:p text:style-name="P13">////Date Picker Code</text:p>
            <text:p text:style-name="P14"/>
            <text:p text:style-name="P10"><text:span text:style-name="T3">this</text:span>.myDate <text:span text:style-name="T5">=</text:span> <text:span text:style-name="T5">new</text:span> <text:span text:style-name="T7">Date</text:span>();</text:p>
            <text:p text:style-name="P14"/>
            <text:p text:style-name="P10"><text:span text:style-name="T3">this</text:span>.minDate <text:span text:style-name="T5">=</text:span> <text:span text:style-name="T5">new</text:span> <text:span text:style-name="T7">Date</text:span>(</text:p>
            <text:p text:style-name="P10"><text:span text:style-name="T3">this</text:span>.myDate.<text:span text:style-name="T8">getFullYear</text:span>(),</text:p>
            <text:p text:style-name="P10"><text:span text:style-name="T3">this</text:span>.myDate.<text:span text:style-name="T8">getMonth</text:span>() <text:span text:style-name="T5">-</text:span> <text:span text:style-name="T2">1</text:span>,</text:p>
            <text:p text:style-name="P10"><text:span text:style-name="T3">this</text:span>.myDate.<text:span text:style-name="T8">getDate</text:span>() <text:span text:style-name="T5">+</text:span> <text:span text:style-name="T2">2</text:span></text:p>
            <text:p text:style-name="P10">);</text:p>
            <text:p text:style-name="P14"/>
            <text:p text:style-name="P10"><text:span text:style-name="T3">this</text:span>.maxDate <text:span text:style-name="T5">=</text:span> <text:span text:style-name="T5">new</text:span> <text:span text:style-name="T7">Date</text:span>(</text:p>
            <text:p text:style-name="P10"><text:span text:style-name="T3">this</text:span>.myDate.<text:span text:style-name="T8">getFullYear</text:span>(),</text:p>
            <text:p text:style-name="P10"><text:span text:style-name="T3">this</text:span>.myDate.<text:span text:style-name="T8">getMonth</text:span>() <text:span text:style-name="T5">+</text:span> <text:span text:style-name="T2">0</text:span>,</text:p>
            <text:p text:style-name="P10"><text:span text:style-name="T3">this</text:span>.myDate.<text:span text:style-name="T8">getDate</text:span>()</text:p>
            <text:p text:style-name="P10">);</text:p>
            <text:p text:style-name="P14"/>
            <text:p text:style-name="P12">/**</text:p>
            <text:p text:style-name="P10"><text:span text:style-name="T10">* </text:span><text:span text:style-name="T7">@param</text:span><text:span text:style-name="T10"> </text:span><text:span text:style-name="T9">{Date}</text:span><text:span text:style-name="T10"> </text:span>date</text:p>
            <text:p text:style-name="P10"><text:soft-page-break/><text:span text:style-name="T10">* </text:span><text:span text:style-name="T7">@returns</text:span><text:span text:style-name="T10"> </text:span><text:span text:style-name="T9">{boolean}</text:span></text:p>
            <text:p text:style-name="P12">*/</text:p>
            <text:p text:style-name="P10"><text:span text:style-name="T3">this</text:span>.<text:span text:style-name="T8">onlyWeekendsPredicate</text:span> <text:span text:style-name="T5">=</text:span> <text:span text:style-name="T7">function</text:span> (<text:span text:style-name="T4">date</text:span>) {</text:p>
            <text:p text:style-name="P10"><text:span text:style-name="T7">var</text:span> day <text:span text:style-name="T5">=</text:span> <text:span text:style-name="T4">date</text:span>.<text:span text:style-name="T6">getDay</text:span>();</text:p>
            <text:p text:style-name="P10"><text:span text:style-name="T5">return</text:span> day <text:span text:style-name="T5">===</text:span> <text:span text:style-name="T2">0</text:span> <text:span text:style-name="T5">||</text:span> day <text:span text:style-name="T5">===</text:span> <text:span text:style-name="T2">6</text:span>;</text:p>
            <text:p text:style-name="P10">};</text:p>
            <text:p text:style-name="P14"/>
            <text:p text:style-name="P12">/**</text:p>
            <text:p text:style-name="P10"><text:span text:style-name="T10">* </text:span><text:span text:style-name="T7">@param</text:span><text:span text:style-name="T10"> </text:span><text:span text:style-name="T9">{Date}</text:span><text:span text:style-name="T10"> </text:span>date</text:p>
            <text:p text:style-name="P10"><text:span text:style-name="T10">* </text:span><text:span text:style-name="T7">@returns</text:span><text:span text:style-name="T10"> </text:span><text:span text:style-name="T9">{boolean}</text:span><text:span text:style-name="T10"> return false to disable all odd numbered months, true for even months</text:span></text:p>
            <text:p text:style-name="P12">*/</text:p>
            <text:p text:style-name="P10"><text:span text:style-name="T3">this</text:span>.<text:span text:style-name="T8">evenMonthsPredicate</text:span> <text:span text:style-name="T5">=</text:span> <text:span text:style-name="T7">function</text:span> (<text:span text:style-name="T4">date</text:span>) {</text:p>
            <text:p text:style-name="P10"><text:span text:style-name="T5">return</text:span> <text:span text:style-name="T4">date</text:span>.<text:span text:style-name="T6">getMonth</text:span>() <text:span text:style-name="T5">%</text:span> <text:span text:style-name="T2">2</text:span> <text:span text:style-name="T5">!==</text:span> <text:span text:style-name="T2">0</text:span>;</text:p>
            <text:p text:style-name="P10">};</text:p>
            <text:p text:style-name="P11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8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33:31.413897990</meta:creation-date>
    <dc:date>2020-11-04T11:18:03.432622201</dc:date>
    <meta:editing-duration>PT1H1M6S</meta:editing-duration>
    <meta:editing-cycles>11</meta:editing-cycles>
    <meta:generator>LibreOffice/6.4.5.2$Linux_X86_64 LibreOffice_project/40$Build-2</meta:generator>
    <meta:document-statistic meta:table-count="1" meta:image-count="0" meta:object-count="0" meta:page-count="2" meta:paragraph-count="59" meta:word-count="247" meta:character-count="1716" meta:non-whitespace-character-count="1524"/>
  </office:meta>
</office:document-meta>
</file>